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P17" style:family="paragraph" style:parent-style-name="Text_20_body">
      <style:text-properties style:font-name="Arial" officeooo:rsid="0032d363" officeooo:paragraph-rsid="0032d363"/>
    </style:style>
    <style:style style:name="P18" style:family="paragraph" style:parent-style-name="Text_20_body">
      <style:text-properties style:font-name="Arial" officeooo:rsid="0035dc11" officeooo:paragraph-rsid="003a6433"/>
    </style:style>
    <style:style style:name="P19" style:family="paragraph" style:parent-style-name="Text_20_body">
      <style:text-properties style:font-name="Arial" officeooo:rsid="0037c03e" officeooo:paragraph-rsid="0037c03e"/>
    </style:style>
    <style:style style:name="P20" style:family="paragraph" style:parent-style-name="Text_20_body">
      <style:text-properties style:font-name="Arial" officeooo:rsid="003855f8" officeooo:paragraph-rsid="003855f8"/>
    </style:style>
    <style:style style:name="P21" style:family="paragraph" style:parent-style-name="Text_20_body">
      <style:text-properties style:font-name="Arial" officeooo:rsid="003a3f4e" officeooo:paragraph-rsid="003a3f4e"/>
    </style:style>
    <style:style style:name="P22" style:family="paragraph" style:parent-style-name="Text_20_body">
      <style:text-properties style:font-name="Arial" officeooo:rsid="0023da0a" officeooo:paragraph-rsid="0023da0a"/>
    </style:style>
    <style:style style:name="P23" style:family="paragraph" style:parent-style-name="Text_20_body">
      <style:text-properties style:font-name="Arial" officeooo:rsid="003a6433" officeooo:paragraph-rsid="003a6433"/>
    </style:style>
    <style:style style:name="P24" style:family="paragraph" style:parent-style-name="Text_20_body">
      <style:text-properties style:font-name="Arial" officeooo:rsid="003ae4d4" officeooo:paragraph-rsid="003ae4d4"/>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style:style style:name="T18" style:family="text">
      <style:text-properties officeooo:rsid="003ae4d4"/>
    </style:style>
    <style:style style:name="T19" style:family="text">
      <style:text-properties officeooo:rsid="003c54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19">Stopwords löschen das in raus von gegenderten Versionen die zb Lehrer*in ... wird zu Lehrer * …</text:p>
      <text:p text:style-name="P20">Todo: ich muss nochmal die funktionsaufrufe typsicherer machen, da kann was schief gehen wenn ich in der falschen reihenfolge dinge übergebe</text:p>
      <text:p text:style-name="P21">Todo: sinnvoll Kommentieren durchgängig</text:p>
      <text:p text:style-name="P24">Gedanken: ich muss dringend mein logging strukturierter machen, derzeitig ist es super unübersichtlich, → <text:span text:style-name="T19">muss ich in extra notebooks machen, das kann ich nicht im vorhinein tun</text:span></text:p>
      <text:p text:style-name="P9"/>
      <text:p text:style-name="P9"/>
      <text:p text:style-name="P23">Fragen:</text:p>
      <text:p text:style-name="P18">Sollte ich beim cleaning durch das cleaning entstandene duplikate rauslöschen um so den Datensatz zu verkleiner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23T10:08:39.882000000</dc:date>
    <meta:editing-duration>P15DT3H14M22S</meta:editing-duration>
    <meta:editing-cycles>36</meta:editing-cycles>
    <meta:generator>LibreOffice/7.0.3.1$Windows_X86_64 LibreOffice_project/d7547858d014d4cf69878db179d326fc3483e082</meta:generator>
    <meta:document-statistic meta:table-count="0" meta:image-count="0" meta:object-count="0" meta:page-count="3" meta:paragraph-count="39" meta:word-count="876" meta:character-count="5708" meta:non-whitespace-character-count="4868"/>
  </office:meta>
</office:document-meta>
</file>